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Noto Sans Devanagari1" svg:font-family="'Noto Sans Devanagar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Noto Sans Devanagari" svg:font-family="'Noto Sans Devanagari'"/>
  </office:font-face-decls>
  <office:automatic-styles>
    <style:style style:family="paragraph" style:name="P1" style:parent-style-name="Standard">
      <style:text-properties officeooo:rsid="001eae2a"/>
    </style:style>
    <style:style style:family="text" style:name="T1">
      <style:text-properties officeooo:rsid="002277f8"/>
    </style:style>
    <style:style style:family="text" style:name="markdown_italic" style:parent-style-name="Standard">
      <style:text-properties fo:font-style="italic" style:font-style-asian="italic" style:font-style-complex="italic"/>
    </style:style>
  </office:automatic-styles>
  <office:body>
    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b'<text:p text:style-name="Standard">ОАК от 08.09.2017: Лейк 7.9х10^9/л; Hb х 136г/л; Эр 3,96 х 10^12/л; Тром 174 х 10^9/л\nОАМ от 08.09.2017: Цвет- сол.жел. Уд.вес 1015 Белок- отриц Рh 6.0\nГруппа крови: 0 (1) СсДЕе\nБ\\Х от 08.09.2017 Сах.крови 4.9; Мочевина 3.5; Билирубин 10.3\na &gt; b &lt; c</text:p>\n\n<text:p text:style-name="Standard">Заведующий отделением: Медведников А.А.\n<text:span text:style-name="markdown_italic">врач Захаров Антон Геннадьевич</text:span></text:p>\n'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Noto Sans Devanagari1" svg:font-family="'Noto Sans Devanagar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Noto Sans Devanagari" svg:font-family="'Noto Sans Devanagari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name="Times New Roman" style:font-name-asian="Lucida Sans Unicode" style:font-name-complex="Noto Sans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Lucida Sans Unicode" style:font-name-complex="Noto Sans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Arial" fo:font-size="14pt" style:font-family-asian="'Lucida Sans Unicode'" style:font-family-complex="'Noto Sans Devanagari'" style:font-family-generic="swiss" style:font-family-generic-asian="system" style:font-family-generic-complex="system" style:font-name="Arial" style:font-name-asian="Lucida Sans Unicode" style:font-name-complex="Noto Sans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Noto Sans Devanagari'" style:font-family-generic-complex="swiss" style:font-name-complex="Noto Sans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0:42:17.374099527</meta:creation-date>
    <dc:date>2017-09-23T22:05:36.481693818</dc:date>
    <meta:editing-duration>PT2M11S</meta:editing-duration>
    <meta:editing-cycles>10</meta:editing-cycles>
    <meta:generator>LibreOffice/5.3.6.1$Linux_X86_64 LibreOffice_project/30m0$Build-1</meta:generator>
    <meta:document-statistic meta:table-count="0" meta:image-count="0" meta:object-count="0" meta:page-count="1" meta:paragraph-count="1" meta:word-count="5" meta:character-count="21" meta:non-whitespace-character-count="19"/>
  </office:meta>
</office:document-meta>
</file>